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number:time-style style:name="N42">
      <number:hours number:style="long"/>
      <number:text>:</number:text>
      <number:minutes number:style="long"/>
      <number:text> </number:text>
      <number:am-pm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:06</text:p>
      <text:p text:style-name="Standard">Way New Deal provides these aspects</text:p>
      <text:p text:style-name="Standard">Relief</text:p>
      <text:p text:style-name="Standard">Immediate relief, providing food/jobs/anything that helps</text:p>
      <text:p text:style-name="Standard">Recovery</text:p>
      <text:p text:style-name="Standard">Long term recovery</text:p>
      <text:p text:style-name="Standard">Reform</text:p>
      <text:p text:style-name="Standard">Approach to changing capitalism so another Great Depression won't happen</text:p>
      <text:p text:style-name="Standard"/>
      <text:p text:style-name="Standard">Roosevelt campaigned on a platform of promising citizens these things(maybe?)</text:p>
      <text:p text:style-name="Standard">Gave democrats a seat in Congress.</text:p>
      <text:p text:style-name="Standard">Gave Roosevelt leverage to enact these ideas.</text:p>
      <text:p text:style-name="Standard">Problem in capitalism is lack of purchasing power.</text:p>
      <text:p text:style-name="Standard">Self-liquidating public works</text:p>
      <text:p text:style-name="Standard">Self-liquidating meaning paid by taxes that pay the workers that would make it.</text:p>
      <text:p text:style-name="Standard"/>
      <text:p text:style-name="Standard">“Hundred Days”</text:p>
      <text:p text:style-name="Standard">Used to describe the first 100 days working towards relief, recovery, and reform</text:p>
      <text:p text:style-name="Standard"/>
      <text:p text:style-name="Standard">Hundred Days</text:p>
      <text:p text:style-name="Standard">Roosevelt sworn into office on March 4 1933</text:p>
      <text:p text:style-name="Standard">Banking</text:p>
      <text:p text:style-name="Standard">Farmers</text:p>
      <text:p text:style-name="Standard">Industrial workers</text:p>
      <text:p text:style-name="Standard"/>
      <text:p text:style-name="Standard">(<text:time style:data-style-name="N42" text:time-value="2018-04-04T14:19:36.02" text:fixed="true">02:19 PM</text:time> notes)</text:p>
      <text:p text:style-name="Standard">First bill passed by New Deal Congress and signed by Roosevelt</text:p>
      <text:p text:style-name="Standard">Written, signed, passed in 1 day</text:p>
      <text:p text:style-name="Standard">1933 Emergency Banking Act</text:p>
      <text:p text:style-name="Standard">Designed to save the banking sector in the US</text:p>
      <text:p text:style-name="Standard"/>
      <text:p text:style-name="Standard">(<text:time style:data-style-name="N42" text:time-value="2018-04-04T14:27:43.78" text:fixed="true">02:27 PM</text:time> notes)</text:p>
      <text:p text:style-name="Standard">Supply/demand stuff</text:p>
      <text:p text:style-name="Standard">(<text:time style:data-style-name="N42" text:time-value="2018-04-04T14:49:40.36" text:fixed="true">02:49 PM</text:time> notes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4-04T13:48:38.19</meta:creation-date>
    <meta:generator>OpenOffice/4.1.3$Win32 OpenOffice.org_project/413m1$Build-9783</meta:generator>
    <dc:date>2018-04-04T14:49:41.36</dc:date>
    <dc:creator>Timothy Cayer</dc:creator>
    <meta:editing-duration>PT1H53S</meta:editing-duration>
    <meta:editing-cycles>18</meta:editing-cycles>
    <meta:document-statistic meta:table-count="0" meta:image-count="0" meta:object-count="0" meta:page-count="1" meta:paragraph-count="29" meta:word-count="147" meta:character-count="933"/>
  </office:meta>
</office:document-meta>
</file>